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2" draw:id="id2" draw:layer="layout" svg:width="5.881cm" svg:height="2.458cm" svg:x="8.292cm" svg:y="7.756cm">
          <text:p text:style-name="P1">Sy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881cm" svg:height="2.457cm" svg:x="4.352cm" svg:y="2.275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81cm" svg:height="2.458cm" svg:x="3.853cm" svg:y="2.401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81cm" svg:height="2.457cm" svg:x="3.353cm" svg:y="2.528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81cm" svg:height="2.457cm" svg:x="2.854cm" svg:y="2.654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881cm" svg:height="2.458cm" svg:x="2.355cm" svg:y="2.78cm">
          <text:p text:style-name="P1">Robo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881cm" svg:height="2.457cm" svg:x="2.481cm" svg:y="14.043cm">
          <text:p text:style-name="P1">Chmu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236cm" svg:y1="4.009cm" svg:x2="11.232cm" svg:y2="7.756cm" draw:start-shape="id1" draw:end-shape="id2" draw:end-glue-point="0" svg:d="M8236 4009l2996 3747" svg:viewBox="0 0 2997 3748">
          <text:p text:style-name="P1"><text:span text:style-name="T1">Sterowanie silnikami / odczyty czujników</text:span></text:p>
        </draw:connector>
        <draw:connector draw:style-name="gr3" draw:text-style-name="P2" draw:layer="layout" draw:type="line" svg:x1="11.232cm" svg:y1="10.214cm" svg:x2="8.362cm" svg:y2="15.271cm" draw:start-shape="id2" draw:start-glue-point="2" draw:end-shape="id3" draw:end-glue-point="1" svg:d="M11232 10214l-2870 5057" svg:viewBox="0 0 2871 5058">
          <text:p text:style-name="P1"><text:span text:style-name="T1">położenie</text:span></text:p>
        </draw:connector>
        <draw:connector draw:style-name="gr3" draw:text-style-name="P2" draw:layer="layout" draw:type="line" svg:x1="5.295cm" svg:y1="5.238cm" svg:x2="5.421cm" svg:y2="14.043cm" draw:start-shape="id1" draw:start-glue-point="2" draw:end-shape="id3" draw:end-glue-point="0" svg:d="M5295 5238l126 8805" svg:viewBox="0 0 127 8806">
          <text:p text:style-name="P1"><text:span text:style-name="T1">skażenie</text:span></text:p>
        </draw:connector>
        <draw:connector draw:style-name="gr2" draw:text-style-name="P2" draw:layer="layout" draw:type="curve" draw:line-skew="-0.922cm 1.079cm" svg:x1="5.295cm" svg:y1="2.78cm" svg:x2="10.233cm" svg:y2="3.503cm" draw:start-shape="id1" draw:start-glue-point="0" draw:end-shape="id4" draw:end-glue-point="1" svg:d="M5295 2780c0-2893 3259-2411 5086-1507s2222 2230-148 2230" svg:viewBox="0 0 6588 2928">
          <text:p text:style-name="P1"><text:span text:style-name="T1">Postęp poszukiwań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20:04:35.516783298</meta:creation-date>
    <dc:date>2016-06-10T20:52:47.362861652</dc:date>
    <meta:editing-duration>P0D</meta:editing-duration>
    <meta:editing-cycles>2</meta:editing-cycles>
    <meta:generator>LibreOffice/4.2.8.2$Linux_X86_64 LibreOffice_project/420m0$Build-2</meta:generator>
    <meta:document-statistic meta:object-count="11"/>
  </office:meta>
</office:document-meta>
</file>